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1d41a" fo:font-size="16pt" officeooo:rsid="00111b86" officeooo:paragraph-rsid="00111b86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color="#ff8000" style:font-name="Ubuntu Mono" fo:font-size="14pt" officeooo:rsid="00111b86" officeooo:paragraph-rsid="00111b86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b85c00" style:font-name="Ubuntu Mono" fo:font-size="14pt" officeooo:rsid="00111b86" officeooo:paragraph-rsid="00111b86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a1467e" fo:font-size="16pt" officeooo:rsid="00111b86" officeooo:paragraph-rsid="00111b86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color="#000000" style:font-name="Ubuntu Mono" fo:font-size="14pt" officeooo:rsid="00111b86" officeooo:paragraph-rsid="00111b86" style:font-size-asian="12.25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</text:p>
      <text:p text:style-name="P1"/>
      <text:p text:style-name="P4">Arrays</text:p>
      <text:p text:style-name="P1"/>
      <text:p text:style-name="P1"/>
      <text:p text:style-name="P2">Existem diversos métodos dentro do javascript! “Ah, mas o que são métodos?” , métodos são basicamente tarefas pré-definidas que podemos utilizar em nossos programas, essas tarefas facilitam bastante para o programador.</text:p>
      <text:p text:style-name="P2"/>
      <text:p text:style-name="P3">Callback: é uma função que é passada para outra função como parâmetro. Esse termo se refere também a função que é “chamada de volta”.</text:p>
      <text:p text:style-name="P3"/>
      <text:p text:style-name="P3">ForEach: permite executar uma função para cada elemento dentro de um array.</text:p>
      <text:p text:style-name="P3"/>
      <text:p text:style-name="P3">ToUpperCase:esse método altera todas as letras de minha string, fazendo elas ficarem maiúsculas.</text:p>
      <text:p text:style-name="P3"/>
      <text:p text:style-name="P3">Map: ele realiza uma leitura de todos os elementos do array, executa <text:s/>uma função callback para cada um e devolve como retorno um novo array.</text:p>
      <text:p text:style-name="P3"/>
      <text:p text:style-name="P3">Push: com esse método eu posso adicionar um valor no último índice do meu array.</text:p>
      <text:p text:style-name="P3"/>
      <text:p text:style-name="P3">Pop: ao contrário do push, o pop retira o valor do último índice do nosso array. (altera o array original)</text:p>
      <text:p text:style-name="P3"/>
      <text:p text:style-name="P3">Concat: esse método junta dois arrays. (altera o array original)</text:p>
      <text:p text:style-name="P3"/>
      <text:p text:style-name="P3">Slice: esse método “fatia” um array, ele pode dividir um array em parte.</text:p>
      <text:p text:style-name="P3"/>
      <text:p text:style-name="P3">Splice: ele tem o poder de excluir e adicionar valores de uma array, a principal diferença dele para os outros que realizam essa função, é que o splice pode fazer isso com um valor de qualquer índice.</text:p>
      <text:p text:style-name="P3"/>
      <text:p text:style-name="P3">Filter: basicamente tem a função de filtrar o conteúdo de um array.</text:p>
      <text:p text:style-name="P3"/>
      <text:p text:style-name="P5"/>
      <text:p text:style-name="P5">O curso de Arrays, aborda obviamente como foco principal os arrays e seu funcionamento, além disso aborda formas de manusear os arrays, que é utilizando os métodos, por último eles juntam tudo isso e trazem os exemplos, que é por meio de alguns desafios que os instrutores resolvem em aula utilizando todo o conhecimento passado por eles.</text:p>
      <text:p text:style-name="P3"/>
      <text:p text:style-name="P3"/>
      <text:p text:style-name="P3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5T14:26:43.343409883</meta:creation-date>
    <dc:date>2022-07-25T16:14:34.001510588</dc:date>
    <meta:editing-duration>PT55M31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2" meta:paragraph-count="14" meta:word-count="271" meta:character-count="1605" meta:non-whitespace-character-count="1347"/>
  </office:meta>
</office:document-meta>
</file>